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bold" officeooo:rsid="00238b78" officeooo:paragraph-rsid="00238b78"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238b78" officeooo:paragraph-rsid="0027d1d9" style:font-size-asian="15pt" style:font-weight-asian="bold" style:font-size-complex="15pt" style:font-weight-complex="bold"/>
    </style:style>
    <style:style style:name="P3" style:family="paragraph" style:parent-style-name="Standard">
      <style:paragraph-properties fo:text-align="start" style:justify-single-word="false"/>
      <style:text-properties fo:font-size="15pt" fo:font-weight="bold" officeooo:rsid="0028d4f2" officeooo:paragraph-rsid="002940d5"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fo:font-weight="bold" officeooo:rsid="002b252a" officeooo:paragraph-rsid="002b252a"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font-size="15pt" fo:font-weight="normal" officeooo:rsid="001d161a" officeooo:paragraph-rsid="001d161a"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fo:font-weight="normal" officeooo:rsid="001d4a60" officeooo:paragraph-rsid="001d4a60" style:font-size-asian="15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1d4a60" officeooo:paragraph-rsid="002c68d9"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1df165" officeooo:paragraph-rsid="001df165"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212c5e" officeooo:paragraph-rsid="00212c5e" style:font-size-asian="15pt" style:font-weight-asian="normal" style:font-size-complex="15pt" style:font-weight-complex="normal"/>
    </style:style>
    <style:style style:name="P11" style:family="paragraph" style:parent-style-name="Standard">
      <style:paragraph-properties fo:text-align="start" style:justify-single-word="false"/>
      <style:text-properties fo:font-size="15pt" fo:font-weight="normal" officeooo:rsid="0025b0af" officeooo:paragraph-rsid="0027d1d9" style:font-size-asian="15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rsid="002b252a" officeooo:paragraph-rsid="002b252a"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rsid="002c68d9" officeooo:paragraph-rsid="002c68d9"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5pt" fo:font-weight="normal" officeooo:rsid="002d3b4c" officeooo:paragraph-rsid="002d3b4c" style:font-size-asian="13.1000003814697pt" style:font-weight-asian="normal" style:font-size-complex="15pt" style:font-weight-complex="normal"/>
    </style:style>
    <style:style style:name="P15" style:family="paragraph" style:parent-style-name="Standard">
      <style:paragraph-properties fo:text-align="start" style:justify-single-word="false"/>
      <style:text-properties fo:font-size="15pt" fo:font-weight="normal" officeooo:rsid="002dcd17" officeooo:paragraph-rsid="002dcd17" style:font-size-asian="13.1000003814697pt" style:font-weight-asian="normal" style:font-size-complex="15pt" style:font-weight-complex="normal"/>
    </style:style>
    <style:style style:name="P16" style:family="paragraph" style:parent-style-name="Standard">
      <style:paragraph-properties fo:text-align="start" style:justify-single-word="false"/>
      <style:text-properties fo:font-size="15pt" fo:font-weight="normal" officeooo:rsid="002f2297" officeooo:paragraph-rsid="002f2297" style:font-size-asian="13.1000003814697pt" style:font-weight-asian="normal" style:font-size-complex="15pt" style:font-weight-complex="normal"/>
    </style:style>
    <style:style style:name="P17" style:family="paragraph" style:parent-style-name="Standard">
      <style:paragraph-properties fo:text-align="center" style:justify-single-word="false"/>
      <style:text-properties fo:font-size="20pt" fo:font-weight="bold" officeooo:rsid="00182c10" officeooo:paragraph-rsid="00182c10"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4pt" fo:font-weight="bold" officeooo:rsid="00182c10" officeooo:paragraph-rsid="00182c10" style:font-size-asian="24pt" style:font-weight-asian="bold" style:font-size-complex="24pt" style:font-weight-complex="bold"/>
    </style:style>
    <style:style style:name="P19" style:family="paragraph" style:parent-style-name="Standard">
      <style:paragraph-properties fo:text-align="start" style:justify-single-word="false"/>
      <style:text-properties fo:font-size="18pt" fo:font-weight="bold" officeooo:rsid="001d161a" officeooo:paragraph-rsid="001d161a" style:font-size-asian="18pt" style:font-weight-asian="bold" style:font-size-complex="18pt" style:font-weight-complex="bold"/>
    </style:style>
    <style:style style:name="P20" style:family="paragraph" style:parent-style-name="Standard">
      <style:paragraph-properties fo:text-align="start" style:justify-single-word="false"/>
      <style:text-properties fo:font-size="18pt" fo:font-weight="bold" officeooo:rsid="001df165" officeooo:paragraph-rsid="001df165" style:font-size-asian="18pt" style:font-weight-asian="bold" style:font-size-complex="18pt" style:font-weight-complex="bold"/>
    </style:style>
    <style:style style:name="P21" style:family="paragraph" style:parent-style-name="Standard">
      <style:paragraph-properties fo:text-align="start" style:justify-single-word="false"/>
      <style:text-properties fo:font-size="18pt" fo:font-weight="bold" officeooo:rsid="002dc846" officeooo:paragraph-rsid="002dc846" style:font-size-asian="18pt" style:font-weight-asian="bold" style:font-size-complex="18pt" style:font-weight-complex="bold"/>
    </style:style>
    <style:style style:name="P22" style:family="paragraph" style:parent-style-name="Standard">
      <style:paragraph-properties fo:text-align="center" style:justify-single-word="false"/>
      <style:text-properties fo:font-size="15pt" fo:font-weight="normal" officeooo:rsid="001bf62f" officeooo:paragraph-rsid="001bf62f" style:font-size-asian="15pt" style:font-weight-asian="normal" style:font-size-complex="15pt" style:font-weight-complex="normal"/>
    </style:style>
    <style:style style:name="P23" style:family="paragraph" style:parent-style-name="Standard">
      <style:paragraph-properties fo:text-align="center" style:justify-single-word="false" fo:break-before="page"/>
      <style:text-properties fo:font-size="15pt" fo:font-weight="normal" officeooo:rsid="001bf62f" officeooo:paragraph-rsid="001bf62f" style:font-size-asian="15pt" style:font-weight-asian="normal" style:font-size-complex="15pt" style:font-weight-complex="normal"/>
    </style:style>
    <style:style style:name="T1" style:family="text">
      <style:text-properties officeooo:rsid="001a1e2d"/>
    </style:style>
    <style:style style:name="T2" style:family="text">
      <style:text-properties officeooo:rsid="001df165"/>
    </style:style>
    <style:style style:name="T3" style:family="text">
      <style:text-properties fo:font-weight="bold" style:font-weight-asian="bold" style:font-weight-complex="bold"/>
    </style:style>
    <style:style style:name="T4" style:family="text">
      <style:text-properties officeooo:rsid="00230bcc"/>
    </style:style>
    <style:style style:name="T5" style:family="text">
      <style:text-properties fo:font-weight="normal" style:font-weight-asian="normal" style:font-weight-complex="normal"/>
    </style:style>
    <style:style style:name="T6" style:family="text">
      <style:text-properties fo:font-weight="normal" officeooo:rsid="0024a953" style:font-weight-asian="normal" style:font-weight-complex="normal"/>
    </style:style>
    <style:style style:name="T7" style:family="text">
      <style:text-properties fo:font-weight="normal" officeooo:rsid="0025b0af" style:font-weight-asian="normal" style:font-weight-complex="normal"/>
    </style:style>
    <style:style style:name="T8" style:family="text">
      <style:text-properties fo:font-weight="normal" officeooo:rsid="0026caa5" style:font-weight-asian="normal" style:font-weight-complex="normal"/>
    </style:style>
    <style:style style:name="T9" style:family="text">
      <style:text-properties fo:font-weight="normal" officeooo:rsid="0027d1d9" style:font-weight-asian="normal" style:font-weight-complex="normal"/>
    </style:style>
    <style:style style:name="T10" style:family="text">
      <style:text-properties fo:font-weight="normal" officeooo:rsid="00307a55" style:font-weight-asian="normal" style:font-weight-complex="normal"/>
    </style:style>
    <style:style style:name="T11" style:family="text">
      <style:text-properties officeooo:rsid="0027d1d9"/>
    </style:style>
    <style:style style:name="T12" style:family="text">
      <style:text-properties officeooo:rsid="002dcd17"/>
    </style:style>
    <style:style style:name="T13" style:family="text">
      <style:text-properties officeooo:rsid="002f70fb"/>
    </style:style>
    <style:style style:name="T14" style:family="text">
      <style:text-properties officeooo:rsid="002f829a"/>
    </style:style>
    <style:style style:name="T15" style:family="text">
      <style:text-properties officeooo:rsid="00307a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Alien Nightmare</text:p>
      <text:p text:style-name="P17"/>
      <text:p text:style-name="P17">User manual, <text:span text:style-name="T1">June 2015</text:span></text:p>
      <text:p text:style-name="P17"/>
      <text:p text:style-name="P17"/>
      <text:p text:style-name="P17"/>
      <text:p text:style-name="P17"/>
      <text:p text:style-name="P17"/>
      <text:p text:style-name="P17"/>
      <text:p text:style-name="P5">Andreea Muscalagiu</text:p>
      <text:p text:style-name="P5">Sorin Adrian Robert Davidoi</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3"/>
      <text:p text:style-name="P19">1. Description</text:p>
      <text:p text:style-name="P6"/>
      <text:p text:style-name="P8">The movie Alien Nightmare is about some nice Polandballs who just want to have a nice time, but at every moment they are followed by an alien. The characters are, Denmark, Poland, Alien Queen, The Bat, Animal and Warrior. <text:span text:style-name="T2">There are 3 scenes that show how aliens lurk around these creatures and terrify them.</text:span></text:p>
      <text:p text:style-name="P7"/>
      <text:p text:style-name="P20">2. Characters</text:p>
      <text:p text:style-name="P9"/>
      <text:p text:style-name="P9"><text:span text:style-name="T3">Germany</text:span> – a sphere with a texture with the flag of Germany applied to it; appears in all three scenes</text:p>
      <text:p text:style-name="P9"><text:span text:style-name="T3">Poland</text:span> – a sphere with a texture with the flag of Poland reversed applied to it; appears in Cave Scene and Room Scene</text:p>
      <text:p text:style-name="P9"><text:span text:style-name="T3">Denmark</text:span> - a sphere with a texture with the flag of Denmark applied to it; appears in Cave Scene and Room Scene</text:p>
      <text:p text:style-name="P10"><text:span text:style-name="T3">Alien Queen</text:span> – an alien <text:span text:style-name="T4">from the movie Alien</text:span> that follows the Polandballs in Cave Scene and Room Scene</text:p>
      <text:p text:style-name="P1">The Bat<text:span text:style-name="T5"> – a bat that keeps a watch on the Polandballs inside the cave</text:span></text:p>
      <text:p text:style-name="P3"><text:span text:style-name="T11">W</text:span>arrior<text:span text:style-name="T5"> – a robot-like alien that follows Germany and wants to catch it in Chase Scene</text:span></text:p>
      <text:p text:style-name="P2">Animal<text:span text:style-name="T5"> – a cat-like creature with a cat face applied to a ball and a cat fur texture applied to polygon</text:span><text:span text:style-name="T6">s </text:span><text:span text:style-name="T8">(</text:span><text:span text:style-name="T7">composed). </text:span><text:span text:style-name="T10">Its body parts are a head, a body and four legs. It i</text:span><text:span text:style-name="T7">s excited about the Warrior and </text:span><text:span text:style-name="T8">Germany and it follows them without realizing the danger </text:span><text:span text:style-name="T9">inside the Chase Scene.</text:span></text:p>
      <text:p text:style-name="P11"><text:s/></text:p>
      <text:p text:style-name="P20">3. Scenes</text:p>
      <text:p text:style-name="P4">Cave Scene</text:p>
      <text:p text:style-name="P12">The first scene is called Cave Scene and takes place inside a cave, which can be noticed through the textures on the walls. Three Polandballs – Germany, Poland and Denmark - <text:s/>sit on the ground, warming up around the fire. The fire represents the particle system that also lights the room. The Bat flies above them, keeping them company. Alien Queen waits in the corner to surprise the poor Polandballs.</text:p>
      <text:p text:style-name="P12">Initially, there was supposed to be an entrance with a light and bloom effect on it, but due to lack of time and knowledge we <text:soft-page-break/>have not implemented this special effect.</text:p>
      <text:p text:style-name="P12"/>
      <text:p text:style-name="P4">Chase Scene</text:p>
      <text:p text:style-name="P13">The second scene is Chase Scene and takes place outdoors, <text:span text:style-name="T15">in a sunlit place</text:span>. Germany is present and is scared. It is chased by Warrior, but it jumps quick enough to escape it for a while. Animal follows them excitedly, without understanding what is happening.</text:p>
      <text:p text:style-name="P13"/>
      <text:p text:style-name="P4">Room Scene</text:p>
      <text:p text:style-name="P14">The third scene is Room Scene and takes place inside a room with a spotlight. Germany, Poland and Denmark spend time together and start to jump up and down because they realize they are watched by Alien Queen outside their window <text:span text:style-name="T14">(our transparent object)</text:span>.</text:p>
      <text:p text:style-name="P14"/>
      <text:p text:style-name="P21">4. <text:span text:style-name="T12">Action</text:span></text:p>
      <text:p text:style-name="P15">When the movie starts, we have an overview of all the individual scenes. One can move around using free camera. When one presses the key c, they enter animated camera mode and they get close to the each scene, wait for a few seconds and visit the next scene. Finally, the camera moves away from the third scene to have another overview of all the scenes.</text:p>
      <text:p text:style-name="P16">When in free camera mode, the user has to get close to a scene to see its action. When the user gets close to the Cave Scene, the fire is started and the bat starts to fly slowly. When the user approaches the Chase Scene, Germany starts to jump along the edges of the scene, Warrior follows it closely and Animal as well. <text:span text:style-name="T13">As the user reaches the Room Scene, the spotlight is started and the Polandballs start to jump up and dow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TeXGyreHeros" svg:font-family="TeXGyreHero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eXGyreHeros" fo:font-family="TeXGyreHero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9:20:07.072691162</meta:creation-date>
    <dc:date>2015-06-19T23:41:26.206654375</dc:date>
    <meta:editing-duration>PT1H8M7S</meta:editing-duration>
    <meta:editing-cycles>30</meta:editing-cycles>
    <meta:generator>LibreOffice/4.4.3.2$Linux_X86_64 LibreOffice_project/40m0$Build-2</meta:generator>
    <meta:document-statistic meta:table-count="0" meta:image-count="0" meta:object-count="0" meta:page-count="3" meta:paragraph-count="26" meta:word-count="580" meta:character-count="3198" meta:non-whitespace-character-count="2634"/>
  </office:meta>
</office:document-meta>
</file>